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Normaali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ulukko1" style:family="table">
      <style:table-properties style:width="15.921cm" table:align="margins" style:writing-mode="lr-tb"/>
    </style:style>
    <style:style style:name="Taulukko1.A" style:family="table-column">
      <style:table-column-properties style:column-width="1.99cm" style:rel-column-width="8191*"/>
    </style:style>
    <style:style style:name="Taulukko1.H" style:family="table-column">
      <style:table-column-properties style:column-width="1.991cm" style:rel-column-width="8198*"/>
    </style:style>
    <style:style style:name="Taulukk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ukko1.H1" style:family="table-cell" style:data-style-name="N0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1.H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ulukko2" style:family="table">
      <style:table-properties style:width="15.921cm" table:align="margins" style:writing-mode="lr-tb"/>
    </style:style>
    <style:style style:name="Taulukko2.A" style:family="table-column">
      <style:table-column-properties style:column-width="1.224cm" style:rel-column-width="5041*"/>
    </style:style>
    <style:style style:name="Taulukko2.M" style:family="table-column">
      <style:table-column-properties style:column-width="1.226cm" style:rel-column-width="5043*"/>
    </style:style>
    <style:style style:name="Taulukko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ukko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2.M1" style:family="table-cell">
      <style:table-cell-properties fo:padding="0.097cm" fo:border="0.002cm solid #000000"/>
    </style:style>
    <style:style style:name="Taulukko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2.B2" style:family="table-cell">
      <style:table-cell-properties fo:padding="0.097cm" fo:border-left="0.002cm solid #000000" fo:border-right="none" fo:border-top="none" fo:border-bottom="0.002cm solid #000000"/>
    </style:style>
    <style:style style:name="Taulukko2.M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3" style:family="table">
      <style:table-properties style:width="15.921cm" table:align="margins" style:writing-mode="lr-tb"/>
    </style:style>
    <style:style style:name="Taulukko3.A" style:family="table-column">
      <style:table-column-properties style:column-width="1.326cm" style:rel-column-width="5461*"/>
    </style:style>
    <style:style style:name="Taulukko3.L" style:family="table-column">
      <style:table-column-properties style:column-width="1.328cm" style:rel-column-width="5464*"/>
    </style:style>
    <style:style style:name="Taulukko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ukko3.B1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ulukko3.C1" style:family="table-cell" style:data-style-name="N41">
      <style:table-cell-properties fo:padding="0.097cm" fo:border-left="0.002cm solid #000000" fo:border-right="none" fo:border-top="0.002cm solid #000000" fo:border-bottom="0.002cm solid #000000"/>
    </style:style>
    <style:style style:name="Taulukko3.I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3.L1" style:family="table-cell">
      <style:table-cell-properties fo:padding="0.097cm" fo:border="0.002cm solid #000000"/>
    </style:style>
    <style:style style:name="Taulukko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3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ulukko3.C2" style:family="table-cell" style:data-style-name="N41">
      <style:table-cell-properties fo:padding="0.097cm" fo:border-left="0.002cm solid #000000" fo:border-right="none" fo:border-top="none" fo:border-bottom="0.002cm solid #000000"/>
    </style:style>
    <style:style style:name="Taulukko3.I2" style:family="table-cell">
      <style:table-cell-properties fo:padding="0.097cm" fo:border-left="0.002cm solid #000000" fo:border-right="none" fo:border-top="none" fo:border-bottom="0.002cm solid #000000"/>
    </style:style>
    <style:style style:name="Taulukko3.L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.635cm" fo:margin-right="0cm" fo:text-indent="0cm" style:auto-text-indent="false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fo:background-color="#ffffff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font-weight="bold" fo:background-color="#ffffff" style:font-weight-asian="bold"/>
    </style:style>
    <style:style style:name="P4" style:family="paragraph" style:parent-style-name="Standard">
      <style:paragraph-properties fo:margin-left="1.905cm" fo:margin-right="0cm" fo:text-indent="0cm" style:auto-text-indent="false"/>
    </style:style>
    <style:style style:name="P5" style:family="paragraph" style:parent-style-name="Standard">
      <style:text-properties fo:background-color="#ffffff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-0.635cm" style:auto-text-indent="false"/>
      <style:text-properties fo:background-color="#ffffff"/>
    </style:style>
    <style:style style:name="P8" style:family="paragraph" style:parent-style-name="Standard">
      <style:paragraph-properties fo:margin-left="0cm" fo:margin-right="0cm" fo:text-indent="-0.635cm" style:auto-text-indent="false"/>
      <style:text-properties fo:font-style="italic" style:text-underline-style="none" fo:background-color="#ffffff" style:font-style-asian="italic" style:font-style-complex="italic"/>
    </style:style>
    <style:style style:name="P9" style:family="paragraph" style:parent-style-name="Standard">
      <style:paragraph-properties fo:margin-left="0cm" fo:margin-right="0cm" fo:text-indent="-0.635cm" style:auto-text-indent="false"/>
      <style:text-properties fo:font-size="14pt" fo:background-color="#ffffff" style:font-size-asian="14pt" style:font-size-complex="14pt"/>
    </style:style>
    <style:style style:name="P10" style:family="paragraph" style:parent-style-name="Standard">
      <style:paragraph-properties fo:margin-left="0cm" fo:margin-right="0cm" fo:text-indent="-0.635cm" style:auto-text-indent="false"/>
      <style:text-properties fo:font-size="14pt" style:text-underline-style="none" fo:background-color="#ffffff" style:font-size-asian="14pt" style:font-size-complex="14pt"/>
    </style:style>
    <style:style style:name="P11" style:family="paragraph" style:parent-style-name="Standard">
      <style:paragraph-properties fo:margin-left="0cm" fo:margin-right="0cm" fo:text-indent="-0.635cm" style:auto-text-indent="false" fo:break-before="page"/>
      <style:text-properties fo:background-color="#ffffff"/>
    </style:style>
    <style:style style:name="P12" style:family="paragraph" style:parent-style-name="Standard">
      <style:paragraph-properties fo:margin-left="-0.635cm" fo:margin-right="0cm" fo:text-indent="0cm" style:auto-text-indent="false"/>
      <style:text-properties fo:background-color="#ffffff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background-color="#ffffff"/>
    </style:style>
    <style:style style:name="P14" style:family="paragraph" style:parent-style-name="List_20_Paragraph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break-before="page"/>
      <style:text-properties fo:background-color="#ffffff"/>
    </style:style>
    <style:style style:name="P17" style:family="paragraph" style:parent-style-name="Standard" style:master-page-name="Standard">
      <style:paragraph-properties style:page-number="auto"/>
      <style:text-properties fo:font-size="14pt" fo:font-weight="bold" fo:background-color="#ffffff" style:font-size-asian="14pt" style:font-weight-asian="bold" style:font-size-complex="14pt"/>
    </style:style>
    <style:style style:name="P18" style:family="paragraph" style:parent-style-name="Standard" style:list-style-name="WWNum6">
      <style:paragraph-properties fo:margin-left="0cm" fo:margin-right="0cm" fo:text-indent="-0.635cm" style:auto-text-indent="false"/>
      <style:text-properties fo:background-color="#ffffff"/>
    </style:style>
    <style:style style:name="P19" style:family="paragraph" style:parent-style-name="Standard" style:list-style-name="WWNum2">
      <style:paragraph-properties fo:margin-left="0cm" fo:margin-right="0cm" fo:text-indent="-0.635cm" style:auto-text-indent="false"/>
      <style:text-properties fo:background-color="#ffffff"/>
    </style:style>
    <style:style style:name="P20" style:family="paragraph" style:parent-style-name="Standard" style:list-style-name="WWNum3">
      <style:paragraph-properties fo:margin-left="0cm" fo:margin-right="0cm" fo:text-indent="-0.635cm" style:auto-text-indent="false"/>
      <style:text-properties fo:background-color="#ffffff"/>
    </style:style>
    <style:style style:name="P21" style:family="paragraph" style:parent-style-name="Standard" style:list-style-name="WWNum1">
      <style:paragraph-properties fo:margin-left="0cm" fo:margin-right="0cm" fo:text-indent="-0.635cm" style:auto-text-indent="false"/>
      <style:text-properties fo:background-color="#ffffff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List_20_Paragraph" style:list-style-name="WWNum7"/>
    <style:style style:name="T1" style:family="text">
      <style:text-properties fo:background-color="#ffffff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ffffff" style:font-weight-asian="bold"/>
    </style:style>
    <style:style style:name="T4" style:family="text">
      <style:text-properties fo:color="#80000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color="#000000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ulkuneuvo vuokraus – harjoitustyö<text:tab/><text:tab/>Anne Korhonen, <text:tab/><text:tab/><text:tab/><text:tab/><text:tab/><text:tab/><text:tab/><text:tab/><text:tab/>TIK21km</text:p>
      <text:p text:style-name="Standard"/>
      <text:p text:style-name="P5">Harjoitustyö tehdään 3-4 hengen ryhmissä. Työhön liittyy liitetiedosto KulkuneuvoVuokraus.Vehicle rentals_7.pdf.</text:p>
      <text:p text:style-name="Standard"/>
      <text:p text:style-name="P6">Kirjoitetaan vastaukset tähän dokumenttiin ja palautetaan sitten Moodleen.</text:p>
      <text:p text:style-name="Standard"/>
      <text:p text:style-name="P5">Liitteen tietomallissa on kuvattu kulkuneuvovuokraamon tietomallia. Tässä muutamia ydintermejä (käsitteiden nimiä) suomennettuna:</text:p>
      <text:list xml:id="list1144582837394299498" text:style-name="WWNum6">
        <text:list-item>
          <text:p text:style-name="P18">Employee - työntekijä</text:p>
        </text:list-item>
        <text:list-item>
          <text:p text:style-name="P18">FaultReport - vikalista</text:p>
        </text:list-item>
        <text:list-item>
          <text:p text:style-name="P18">Outlet - vuokraamo</text:p>
        </text:list-item>
        <text:list-item>
          <text:p text:style-name="P18">Vehicle - kulkuneuvo</text:p>
        </text:list-item>
        <text:list-item>
          <text:p text:style-name="P18">Client - asiakas</text:p>
        </text:list-item>
        <text:list-item>
          <text:p text:style-name="P18">RentalAgreement - vuokraus (vuokra-asiakirja)</text:p>
        </text:list-item>
        <text:list-item>
          <text:p text:style-name="P18">Insurance - vakuutus</text:p>
        </text:list-item>
      </text:list>
      <text:p text:style-name="P5">Käsitteisiin liittyvät atribuutit löytyvät liitteestä. Voitte suomentaa myös ne, se auttaa ymmärtämään mallia.</text:p>
      <text:p text:style-name="P5"><text:s/></text:p>
      <text:p text:style-name="P3">A. <text:tab/>Tietomallin tulkinta</text:p>
      <text:p text:style-name="P1"/>
      <text:p text:style-name="P2">Vuokraamoketju Hartikainen on ottamassa käyttöön järjestelmää, jonka tietokanta on liitteen mukainen. Tässä on tarkoitus miettiä etukäteen soveltuuko kanta Hartikaisen käyttöön.</text:p>
      <text:list xml:id="list2066397964083136041" text:style-name="WWNum2">
        <text:list-item>
          <text:p text:style-name="P19">Hartikainen on usean liikkeen muodostama ketju. Saadaanko ketjun eri vuokraamot eriteltyä toisistaan? <text:span text:style-name="T4">Kyllä </text:span>/ Ei. <text:s/>Perustelu?</text:p>
          <text:p text:style-name="P19">Saadaan, koska outleteilla nro jne yksilöiviä tietoja. </text:p>
        </text:list-item>
      </text:list>
      <text:p text:style-name="P7"/>
      <text:list xml:id="list35793422" text:continue-numbering="true" text:style-name="WWNum2">
        <text:list-item>
          <text:p text:style-name="P19">Yhdellä vuokraamolla on 3 toimipistettä (Haukipudas, Ii, Yli-Ii), saadaanko nämä toimipisteet tallennettua niin, että nähdään niiden muodostavan yksi kokonaisuus? Kyllä / <text:span text:style-name="T4">Ei.</text:span> <text:s/>Perustelu?</text:p>
        </text:list-item>
      </text:list>
      <text:p text:style-name="P7"><text:tab/>Ei, koska vuokraamoista talletetaan niin yksityiskohtaista tietoa. Jos talletettaisiin maakunnittain ja nämä olisivat pohjois-pohjanmaalla ainota sijaitsevat niin sitten joo.</text:p>
      <text:p text:style-name="P7"/>
      <text:list xml:id="list35780784" text:continue-numbering="true" text:style-name="WWNum2">
        <text:list-item>
          <text:p text:style-name="P19">Jokaisessa vuokraamossa on esimies ja joukko työntekijöitä hänen alaisuudessaan. Saadaanko tämä organisaatio tallennettua kantaan? <text:span text:style-name="T4">Kyllä</text:span> / Ei. <text:s/>Perustelu?</text:p>
        </text:list-item>
      </text:list>
      <text:p text:style-name="P7"><text:tab/>Kyllä, sillä kysytään työntekijöistä supervisorin nroa.</text:p>
      <text:p text:style-name="P7"/>
      <text:list xml:id="list35798987" text:continue-numbering="true" text:style-name="WWNum2">
        <text:list-item>
          <text:p text:style-name="P19">Vuokraamoketjun toimitusjohtaja on Herra Hartikainen. Hän ei suoraan työskentele missään vuokraamossa, mutta on vuokraamojen esimiesten pomo. Voidaanko Herra Hartikaisen tiedot tallentaa kantaan? Kyllä / <text:span text:style-name="T4">Ei.</text:span> <text:s/>Perustelu?</text:p>
        </text:list-item>
      </text:list>
      <text:p text:style-name="P7"><text:tab/>EI, sillä employee tarvitsee outletin nron.</text:p>
      <text:p text:style-name="P7"/>
      <text:list xml:id="list35801568" text:continue-numbering="true" text:style-name="WWNum2">
        <text:list-item>
          <text:p text:style-name="P19">Pari työntekijää työskentelee kahdessa eri vuokraamossa (Tuira ja Kempele). Miten näiden työntekijöiden tiedot tulevat kantaan? Perustelu?</text:p>
        </text:list-item>
      </text:list>
      <text:p text:style-name="P7"><text:tab/>Pitää laittaa erikseen, koska yhden suhde yhteen työntekijästä firmaan. + kysytään outlet nro, joka eri firmoilla omansa.</text:p>
      <text:p text:style-name="P7"><text:soft-page-break/></text:p>
      <text:list xml:id="list35808287" text:continue-numbering="true" text:style-name="WWNum2">
        <text:list-item>
          <text:p text:style-name="P19">Ketjulla on vuokraamot Tuirassa ja Kempeleessä?</text:p>
          <text:list>
            <text:list-item>
              <text:p text:style-name="P19">Saadaanko tiedot, mitkä autot ovat Tuiran autoja? <text:span text:style-name="T4">Kyllä</text:span> / Ei. <text:s/>Perustelu?</text:p>
            </text:list-item>
          </text:list>
        </text:list-item>
      </text:list>
      <text:p text:style-name="P7">Joka auto tallennetaan yksittäin ja kysytään outletin nroa ja joka yksiköllä eri nro.</text:p>
      <text:p text:style-name="P7"/>
      <text:list xml:id="list35792856" text:continue-numbering="true" text:style-name="WWNum2">
        <text:list-item>
          <text:list>
            <text:list-item>
              <text:p text:style-name="P19">Saadaanko listaa, mitkä autot ovat nyt paikalla Kempeleessä? <text:span text:style-name="T4">Kyllä</text:span> / Ei. <text:s/>Perustelu?</text:p>
            </text:list-item>
          </text:list>
        </text:list-item>
      </text:list>
      <text:p text:style-name="P12">Yksilöity liikkeet ja autot sekä vuokra-ajat ilmaistu. Näitä yhdistäviä tietoja löytyy kaikista(outlet,vehicle,rentalagreement)</text:p>
      <text:p text:style-name="P12"/>
      <text:list xml:id="list35795324" text:continue-numbering="true" text:style-name="WWNum2">
        <text:list-item>
          <text:p text:style-name="P19">Matti vuokraa viikonlopuksi kaksi valkoista skootteria Tuirasta.</text:p>
          <text:list>
            <text:list-item>
              <text:p text:style-name="P19">Saadaanko jälkeenpäin tietää, mistä vuokraamosta Matti vuokrasi? <text:span text:style-name="T4">Kyllä</text:span> / Ei. <text:s/>Perustelu?</text:p>
            </text:list-item>
          </text:list>
        </text:list-item>
      </text:list>
      <text:p text:style-name="P7">Kyllä, kolmessa taulussa samoja tietoja, joiden avulla voidaan jäljittää mistä vuokraamosta vuokrattu.</text:p>
      <text:p text:style-name="P7"/>
      <text:list xml:id="list35795344" text:continue-numbering="true" text:style-name="WWNum2">
        <text:list-item>
          <text:list>
            <text:list-item>
              <text:p text:style-name="P19">Montako vuokrausasiakirjaa Matin vuokrauksesta tehdään? Perustelu?</text:p>
            </text:list-item>
          </text:list>
        </text:list-item>
      </text:list>
      <text:p text:style-name="P12"><text:tab/>Kaksi, joka vuokrauksesta yksi asiakirja, koska 1:1 rentalagreementista clienttiin ja rental agreementista vehicleen..</text:p>
      <text:p text:style-name="P12"/>
      <text:list xml:id="list35801094" text:continue-numbering="true" text:style-name="WWNum2">
        <text:list-item>
          <text:list>
            <text:list-item>
              <text:p text:style-name="P19">Saadaanko skootterit samaan vakuutukseen? Kyllä /<text:span text:style-name="T4"> Ei.</text:span> <text:s/>Perustelu?</text:p>
            </text:list-item>
          </text:list>
        </text:list-item>
      </text:list>
      <text:p text:style-name="P7"><text:tab/>Ei koska vakuutus ja vuokraussopimus 1:1</text:p>
      <text:p text:style-name="P7"/>
      <text:list xml:id="list35796865" text:continue-numbering="true" text:style-name="WWNum2">
        <text:list-item>
          <text:list>
            <text:list-item>
              <text:p text:style-name="P19">Saadaanko jälkeenpäin listaa paljonko Matin vuokraamilla skoottereilla oli ajettu viikonloppuna? <text:span text:style-name="T4">Kyllä</text:span> / Ei. <text:s/>Perustelu?</text:p>
            </text:list-item>
          </text:list>
        </text:list-item>
      </text:list>
      <text:p text:style-name="P7"><text:tab/>Saadaan, koska rental agreementissa kohta, miles before and after.</text:p>
      <text:p text:style-name="P7"/>
      <text:list xml:id="list35793834" text:continue-numbering="true" text:style-name="WWNum2">
        <text:list-item>
          <text:list>
            <text:list-item>
              <text:p text:style-name="P19">Tiedetäänkö jälkeenpäin kuka työntekijä lainasi skootterit Matille? Kyllä / <text:span text:style-name="T4">Ei. </text:span><text:s/>Perustelu?</text:p>
            </text:list-item>
          </text:list>
        </text:list-item>
      </text:list>
      <text:p text:style-name="P7"><text:tab/>Saadaan tietää vain managerin employee nro</text:p>
      <text:p text:style-name="P7"/>
      <text:list xml:id="list35796437" text:continue-numbering="true" text:style-name="WWNum2">
        <text:list-item>
          <text:p text:style-name="P19">Saadaanko kannasta listaa, josta nähdään ketkä kaikki ovat vuokranneet kulkuneuvoja Tuira vuokraamosta viime kuussa? <text:span text:style-name="T4">Kyllä</text:span> / Ei. <text:s/>Perustelu?</text:p>
        </text:list-item>
      </text:list>
      <text:p text:style-name="P7"><text:tab/>Joka taulussa tietoja, joilla voidaan kytkeä toisiin tauluihin ja lopulta asiakkaaseen. Rental-agreementtiin ajar milloin vuokrattu ja milloin palautettu.</text:p>
      <text:p text:style-name="P7"/>
      <text:list xml:id="list35788819" text:continue-numbering="true" text:style-name="WWNum2">
        <text:list-item>
          <text:p text:style-name="P19">Työntekijälistaukset.</text:p>
          <text:list>
            <text:list-item>
              <text:p text:style-name="P19">Saadaanko kannasta listaa sillä hetkellä Tuiran vuokraamon palkkalistoilla olevista työntekijöistä? <text:span text:style-name="T4">Kyllä</text:span> / Ei. <text:s/>Perustelu.</text:p>
            </text:list-item>
          </text:list>
        </text:list-item>
      </text:list>
      <text:p text:style-name="P7"><text:tab/>Saadaan, työntekijöillä outletnrot, jotka kytkee ne liikkeisiin.</text:p>
      <text:p text:style-name="P7"/>
      <text:list xml:id="list35787019" text:continue-numbering="true" text:style-name="WWNum2">
        <text:list-item>
          <text:list>
            <text:list-item>
              <text:p text:style-name="P19">Saadaanko listaa, ketä Tuiran vuokraamossa oli ollut töissä edellisen kuukauden 1. päivänä. Kyllä / <text:span text:style-name="T4">Ei.</text:span> <text:s/>Perustelu?</text:p>
            </text:list-item>
          </text:list>
        </text:list-item>
      </text:list>
      <text:p text:style-name="P7"><text:tab/>Saadaan vain työn aloituspvä, ei työpäiviä.</text:p>
      <text:p text:style-name="P7"/>
      <text:list xml:id="list35791170" text:continue-numbering="true" text:style-name="WWNum2">
        <text:list-item>
          <text:p text:style-name="P19">Saadaanko kannasta lista, monessako kulkuneuvossa kustakin vuokraamosta on ollut vikaa viime kuussa? <text:span text:style-name="T4">Kyllä </text:span>/ Ei. <text:s/>Perustelu?</text:p>
        </text:list-item>
      </text:list>
      <text:p text:style-name="P7">Saadaan, kytketään taulut toisiinsa(samoja tietoja)</text:p>
      <text:p text:style-name="P7"/>
      <text:p text:style-name="P1"/>
      <text:p text:style-name="P1"/>
      <text:p text:style-name="P1"><text:soft-page-break/></text:p>
      <text:p text:style-name="P1"/>
      <text:p text:style-name="P3">B. <text:tab/>Tietokannan tiedot</text:p>
      <text:p text:style-name="P1"/>
      <text:p text:style-name="P2"><text:s text:c="6"/>Otetaan tähän osaan mukaan vain seuraavat taulut/käsitteet:</text:p>
      <text:list xml:id="list5927472411066186025" text:style-name="WWNum3">
        <text:list-item>
          <text:p text:style-name="P20">Vehicle - kulkuneuvo</text:p>
        </text:list-item>
        <text:list-item>
          <text:p text:style-name="P20">Client - asiakas</text:p>
        </text:list-item>
        <text:list-item>
          <text:p text:style-name="P20">RentalAgreement - vuokraus (vuokra-asiakirja) </text:p>
        </text:list-item>
      </text:list>
      <text:p text:style-name="Standard"/>
      <text:list xml:id="list3579323245687201831" text:style-name="WWNum1">
        <text:list-item>
          <text:p text:style-name="P21">Kirjoitetaan käsitteitä (kulkuneuvo, asiakas, vuokraus) vastaavat relaatiokaavat.</text:p>
          <text:list>
            <text:list-item>
              <text:p text:style-name="P21">Liitteestä näette, mitä sarakkeita tauluihin tulee.</text:p>
            </text:list-item>
            <text:list-item>
              <text:p text:style-name="P21">Käyttäkää suomenkielisiä sarakkeen nimiä.</text:p>
            </text:list-item>
          </text:list>
        </text:list-item>
      </text:list>
      <text:p text:style-name="P7"/>
      <text:p text:style-name="P9"/>
      <text:p text:style-name="P9"/>
      <text:p text:style-name="P9">kulkuneuvo(<text:span text:style-name="T5">rekisterinro, </text:span><text:span text:style-name="T6">vuosi, malli, vari, eiOvia, kapasiteetti, vuokrausaste</text:span><text:span text:style-name="T8">, liikkeenNro)</text:span></text:p>
      <text:p text:style-name="P10"/>
      <text:p text:style-name="P10"/>
      <text:p text:style-name="P10"/>
      <text:p text:style-name="P10"/>
      <text:p text:style-name="P9"><text:span text:style-name="T6">asiakas(</text:span><text:span text:style-name="T5">asNro,</text:span><text:span text:style-name="T6"> </text:span><text:span text:style-name="T8">asNimi,</text:span><text:span text:style-name="T6"> asKatuosoite, asKaupunki, asValtio, asPostinro, </text:span><text:span text:style-name="T8">asPuhnro, asFax,</text:span><text:span text:style-name="T6"> asWebos, yhteysHlo, yhteysHloPuh, yhteysHloFax, yhteysHloOsoite )</text:span></text:p>
      <text:p text:style-name="P9"/>
      <text:p text:style-name="P9"/>
      <text:p text:style-name="P9"/>
      <text:p text:style-name="P9"/>
      <text:p text:style-name="P9"/>
      <text:p text:style-name="P9">vuokraus(<text:span text:style-name="T6">vuokrausNro, alkuPva, alkuAika, palautusPva, palautusAika, mailitEnnen, mailitJalkeen, lupaNro, vakuutustyyppi, premiumvakuutus, </text:span><text:span text:style-name="T7">asNro, rekisterinro)</text:span></text:p>
      <text:p text:style-name="P9"/>
      <text:p text:style-name="P7"/>
      <text:p text:style-name="P11"/>
      <text:list xml:id="list35795126" text:continue-numbering="true" text:style-name="WWNum1">
        <text:list-item>
          <text:p text:style-name="P21">Tehdään relaatiokaavoja vastaavat ruudukot ja kirjoitetaan niihin dataa/tietoa seuraavasti:</text:p>
          <text:list>
            <text:list-item>
              <text:p text:style-name="P21">Neljän eri kulkuneuvon tiedot </text:p>
            </text:list-item>
            <text:list-item>
              <text:p text:style-name="P21">Kolmen asiakkaan tiedot</text:p>
            </text:list-item>
            <text:list-item>
              <text:p text:style-name="P21">Yksi asiakkaista vuokrasi viime viikonloppuna kaksi kulkuneuvoa ja toinen yhden kulkuneuvon.</text:p>
            </text:list-item>
          </text:list>
        </text:list-item>
      </text:list>
      <text:p text:style-name="P7"/>
      <text:p text:style-name="P7">Kulkuneuvo:</text:p>
      <table:table table:name="Taulukko1" table:style-name="Taulukko1">
        <table:table-column table:style-name="Taulukko1.A" table:number-columns-repeated="7"/>
        <table:table-column table:style-name="Taulukko1.H"/>
        <table:table-row>
          <table:table-cell table:style-name="Taulukko1.A1" office:value-type="string">
            <text:p text:style-name="Table_20_Contents">ERT-123</text:p>
          </table:table-cell>
          <table:table-cell table:style-name="Taulukko1.B1" office:value-type="float" office:value="2020">
            <text:p text:style-name="Table_20_Contents">2020</text:p>
          </table:table-cell>
          <table:table-cell table:style-name="Taulukko1.A1" office:value-type="string">
            <text:p text:style-name="Table_20_Contents">Avo</text:p>
          </table:table-cell>
          <table:table-cell table:style-name="Taulukko1.A1" office:value-type="string">
            <text:p text:style-name="Table_20_Contents">Punainen</text:p>
          </table:table-cell>
          <table:table-cell table:style-name="Taulukko1.A1" office:value-type="string">
            <text:p text:style-name="Table_20_Contents">Null</text:p>
          </table:table-cell>
          <table:table-cell table:style-name="Taulukko1.B1" office:value-type="float" office:value="5">
            <text:p text:style-name="Table_20_Contents">5</text:p>
          </table:table-cell>
          <table:table-cell table:style-name="Taulukko1.B1" office:value-type="float" office:value="3">
            <text:p text:style-name="Table_20_Contents">3</text:p>
          </table:table-cell>
          <table:table-cell table:style-name="Taulukko1.H1" office:value-type="float" office:value="2">
            <text:p text:style-name="Table_20_Contents">2</text:p>
          </table:table-cell>
        </table:table-row>
        <table:table-row>
          <table:table-cell table:style-name="Taulukko1.A2" office:value-type="string">
            <text:p text:style-name="Table_20_Contents">NPK-543</text:p>
          </table:table-cell>
          <table:table-cell table:style-name="Taulukko1.B2" office:value-type="float" office:value="1990">
            <text:p text:style-name="Table_20_Contents">1990</text:p>
          </table:table-cell>
          <table:table-cell table:style-name="Taulukko1.A2" office:value-type="string">
            <text:p text:style-name="Table_20_Contents">Sedan</text:p>
          </table:table-cell>
          <table:table-cell table:style-name="Taulukko1.A2" office:value-type="string">
            <text:p text:style-name="Table_20_Contents">Musta</text:p>
          </table:table-cell>
          <table:table-cell table:style-name="Taulukko1.A2" office:value-type="string">
            <text:p text:style-name="Table_20_Contents">Null</text:p>
          </table:table-cell>
          <table:table-cell table:style-name="Taulukko1.B2" office:value-type="float" office:value="5">
            <text:p text:style-name="Table_20_Contents">5</text:p>
          </table:table-cell>
          <table:table-cell table:style-name="Taulukko1.B2" office:value-type="float" office:value="1">
            <text:p text:style-name="Table_20_Contents">1</text:p>
          </table:table-cell>
          <table:table-cell table:style-name="Taulukko1.H2" office:value-type="float" office:value="3">
            <text:p text:style-name="Table_20_Contents">3</text:p>
          </table:table-cell>
        </table:table-row>
        <table:table-row>
          <table:table-cell table:style-name="Taulukko1.A2" office:value-type="string">
            <text:p text:style-name="Table_20_Contents">OLK-876</text:p>
          </table:table-cell>
          <table:table-cell table:style-name="Taulukko1.B2" office:value-type="float" office:value="2019">
            <text:p text:style-name="Table_20_Contents">2019</text:p>
          </table:table-cell>
          <table:table-cell table:style-name="Taulukko1.A2" office:value-type="string">
            <text:p text:style-name="Table_20_Contents">Coupe</text:p>
          </table:table-cell>
          <table:table-cell table:style-name="Taulukko1.A2" office:value-type="string">
            <text:p text:style-name="Table_20_Contents">Harmaa</text:p>
          </table:table-cell>
          <table:table-cell table:style-name="Taulukko1.A2" office:value-type="string">
            <text:p text:style-name="Table_20_Contents">Null</text:p>
          </table:table-cell>
          <table:table-cell table:style-name="Taulukko1.B2" office:value-type="float" office:value="4">
            <text:p text:style-name="Table_20_Contents">4</text:p>
          </table:table-cell>
          <table:table-cell table:style-name="Taulukko1.B2" office:value-type="float" office:value="3">
            <text:p text:style-name="Table_20_Contents">3</text:p>
          </table:table-cell>
          <table:table-cell table:style-name="Taulukko1.H2" office:value-type="float" office:value="2">
            <text:p text:style-name="Table_20_Contents">2</text:p>
          </table:table-cell>
        </table:table-row>
        <table:table-row>
          <table:table-cell table:style-name="Taulukko1.A2" office:value-type="string">
            <text:p text:style-name="Table_20_Contents">EDS-692</text:p>
          </table:table-cell>
          <table:table-cell table:style-name="Taulukko1.B2" office:value-type="float" office:value="2018">
            <text:p text:style-name="Table_20_Contents">2018</text:p>
          </table:table-cell>
          <table:table-cell table:style-name="Taulukko1.A2" office:value-type="string">
            <text:p text:style-name="Table_20_Contents">Coupe</text:p>
          </table:table-cell>
          <table:table-cell table:style-name="Taulukko1.A2" office:value-type="string">
            <text:p text:style-name="Table_20_Contents">Keltainen</text:p>
          </table:table-cell>
          <table:table-cell table:style-name="Taulukko1.A2" office:value-type="string">
            <text:p text:style-name="Table_20_Contents">Null</text:p>
          </table:table-cell>
          <table:table-cell table:style-name="Taulukko1.B2" office:value-type="float" office:value="5">
            <text:p text:style-name="Table_20_Contents">5</text:p>
          </table:table-cell>
          <table:table-cell table:style-name="Taulukko1.B2" office:value-type="float" office:value="3">
            <text:p text:style-name="Table_20_Contents">3</text:p>
          </table:table-cell>
          <table:table-cell table:style-name="Taulukko1.H2" office:value-type="float" office:value="1">
            <text:p text:style-name="Table_20_Contents">1</text:p>
          </table:table-cell>
        </table:table-row>
      </table:table>
      <text:p text:style-name="P7"/>
      <text:p text:style-name="P7"/>
      <text:p text:style-name="P7">Asiakas:</text:p>
      <table:table table:name="Taulukko2" table:style-name="Taulukko2">
        <table:table-column table:style-name="Taulukko2.A" table:number-columns-repeated="12"/>
        <table:table-column table:style-name="Taulukko2.M"/>
        <table:table-row>
          <table:table-cell table:style-name="Taulukko2.A1" office:value-type="float" office:value="123">
            <text:p text:style-name="Table_20_Contents">123</text:p>
          </table:table-cell>
          <table:table-cell table:style-name="Taulukko2.B1" office:value-type="string">
            <text:p text:style-name="Table_20_Contents">Lahti</text:p>
          </table:table-cell>
          <table:table-cell table:style-name="Taulukko2.B1" office:value-type="string">
            <text:p text:style-name="Table_20_Contents">Sepänkatu 2</text:p>
          </table:table-cell>
          <table:table-cell table:style-name="Taulukko2.B1" office:value-type="string">
            <text:p text:style-name="Table_20_Contents">Oulu</text:p>
          </table:table-cell>
          <table:table-cell table:style-name="Taulukko2.B1" office:value-type="string">
            <text:p text:style-name="Table_20_Contents">Suomi</text:p>
          </table:table-cell>
          <table:table-cell table:style-name="Taulukko2.A1" office:value-type="float" office:value="90450">
            <text:p text:style-name="Table_20_Contents">90450</text:p>
          </table:table-cell>
          <table:table-cell table:style-name="Taulukko2.B1" office:value-type="string">
            <text:p text:style-name="Table_20_Contents">031-3456432</text:p>
          </table:table-cell>
          <table:table-cell table:style-name="Taulukko2.B1" office:value-type="string">
            <text:p text:style-name="Table_20_Contents">Null</text:p>
          </table:table-cell>
          <table:table-cell table:style-name="Taulukko2.B1" office:value-type="string">
            <text:p text:style-name="Table_20_Contents"><text:a xlink:type="simple" xlink:href="mailto:Lahti.k@gmail.com" text:style-name="Internet_20_link" text:visited-style-name="Visited_20_Internet_20_Link">Lahti.k@gmail.com</text:a></text:p>
          </table:table-cell>
          <table:table-cell table:style-name="Taulukko2.B1" office:value-type="string">
            <text:p text:style-name="Table_20_Contents">Virta</text:p>
          </table:table-cell>
          <table:table-cell table:style-name="Taulukko2.B1" office:value-type="string">
            <text:p text:style-name="Table_20_Contents">456-983245</text:p>
          </table:table-cell>
          <table:table-cell table:style-name="Taulukko2.B1" office:value-type="string">
            <text:p text:style-name="Table_20_Contents">Null</text:p>
          </table:table-cell>
          <table:table-cell table:style-name="Taulukko2.M1" office:value-type="string">
            <text:p text:style-name="Table_20_Contents">Virrankatu 2</text:p>
          </table:table-cell>
        </table:table-row>
        <table:table-row>
          <table:table-cell table:style-name="Taulukko2.A2" office:value-type="float" office:value="543">
            <text:p text:style-name="Table_20_Contents">543</text:p>
          </table:table-cell>
          <table:table-cell table:style-name="Taulukko2.B2" office:value-type="string">
            <text:p text:style-name="Table_20_Contents">Liedes</text:p>
          </table:table-cell>
          <table:table-cell table:style-name="Taulukko2.B2" office:value-type="string">
            <text:p text:style-name="Table_20_Contents">Ravikatu 67</text:p>
          </table:table-cell>
          <table:table-cell table:style-name="Taulukko2.B2" office:value-type="string">
            <text:p text:style-name="Table_20_Contents">Kempele</text:p>
          </table:table-cell>
          <table:table-cell table:style-name="Taulukko2.B2" office:value-type="string">
            <text:p text:style-name="Table_20_Contents">Suomi</text:p>
          </table:table-cell>
          <table:table-cell table:style-name="Taulukko2.A2" office:value-type="float" office:value="45679">
            <text:p text:style-name="Table_20_Contents">45679</text:p>
          </table:table-cell>
          <table:table-cell table:style-name="Taulukko2.B2" office:value-type="string">
            <text:p text:style-name="Table_20_Contents">324-1234567</text:p>
          </table:table-cell>
          <table:table-cell table:style-name="Taulukko2.B2" office:value-type="string">
            <text:p text:style-name="Table_20_Contents">Null</text:p>
          </table:table-cell>
          <table:table-cell table:style-name="Taulukko2.B2" office:value-type="string">
            <text:p text:style-name="Table_20_Contents"><text:a xlink:type="simple" xlink:href="mailto:heppa@gmail.com" text:style-name="Internet_20_link" text:visited-style-name="Visited_20_Internet_20_Link">heppa@gmail.com</text:a></text:p>
          </table:table-cell>
          <table:table-cell table:style-name="Taulukko2.B2" office:value-type="string">
            <text:p text:style-name="Table_20_Contents">Karppinen</text:p>
          </table:table-cell>
          <table:table-cell table:style-name="Taulukko2.B2" office:value-type="string">
            <text:p text:style-name="Table_20_Contents">853-0698432</text:p>
          </table:table-cell>
          <table:table-cell table:style-name="Taulukko2.B2" office:value-type="string">
            <text:p text:style-name="Table_20_Contents">Null</text:p>
          </table:table-cell>
          <table:table-cell table:style-name="Taulukko2.M2" office:value-type="string">
            <text:p text:style-name="Table_20_Contents">Leppävirrantie 45</text:p>
          </table:table-cell>
        </table:table-row>
        <table:table-row>
          <table:table-cell table:style-name="Taulukko2.A2" office:value-type="float" office:value="412">
            <text:p text:style-name="Table_20_Contents">412</text:p>
          </table:table-cell>
          <table:table-cell table:style-name="Taulukko2.B2" office:value-type="string">
            <text:p text:style-name="Table_20_Contents">Salo</text:p>
          </table:table-cell>
          <table:table-cell table:style-name="Taulukko2.B2" office:value-type="string">
            <text:p text:style-name="Table_20_Contents">Kukkaistie 4</text:p>
          </table:table-cell>
          <table:table-cell table:style-name="Taulukko2.B2" office:value-type="string">
            <text:p text:style-name="Table_20_Contents">Tyrnävä</text:p>
          </table:table-cell>
          <table:table-cell table:style-name="Taulukko2.B2" office:value-type="string">
            <text:p text:style-name="Table_20_Contents">Suomi</text:p>
          </table:table-cell>
          <table:table-cell table:style-name="Taulukko2.A2" office:value-type="float" office:value="70982">
            <text:p text:style-name="Table_20_Contents">70982</text:p>
          </table:table-cell>
          <table:table-cell table:style-name="Taulukko2.B2" office:value-type="string">
            <text:p text:style-name="Table_20_Contents">098-1234567</text:p>
          </table:table-cell>
          <table:table-cell table:style-name="Taulukko2.B2" office:value-type="string">
            <text:p text:style-name="Table_20_Contents">Null</text:p>
          </table:table-cell>
          <table:table-cell table:style-name="Taulukko2.B2" office:value-type="string">
            <text:p text:style-name="Table_20_Contents"><text:a xlink:type="simple" xlink:href="mailto:orvokki@gmail.com" text:style-name="Internet_20_link" text:visited-style-name="Visited_20_Internet_20_Link">orvokki@gmail.com</text:a></text:p>
          </table:table-cell>
          <table:table-cell table:style-name="Taulukko2.B2" office:value-type="string">
            <text:p text:style-name="Table_20_Contents">Koivunen</text:p>
          </table:table-cell>
          <table:table-cell table:style-name="Taulukko2.B2" office:value-type="string">
            <text:p text:style-name="Table_20_Contents">029-4958672</text:p>
          </table:table-cell>
          <table:table-cell table:style-name="Taulukko2.B2" office:value-type="string">
            <text:p text:style-name="Table_20_Contents">Null</text:p>
          </table:table-cell>
          <table:table-cell table:style-name="Taulukko2.M2" office:value-type="string">
            <text:p text:style-name="Table_20_Contents">Kivitie 567</text:p>
          </table:table-cell>
        </table:table-row>
      </table:table>
      <text:p text:style-name="P7"/>
      <text:p text:style-name="P7"/>
      <text:p text:style-name="P13">Vuokraus:</text:p>
      <table:table table:name="Taulukko3" table:style-name="Taulukko3">
        <table:table-column table:style-name="Taulukko3.A" table:number-columns-repeated="11"/>
        <table:table-column table:style-name="Taulukko3.L"/>
        <table:table-row>
          <table:table-cell table:style-name="Taulukko3.A1" office:value-type="float" office:value="102">
            <text:p text:style-name="Table_20_Contents">102</text:p>
          </table:table-cell>
          <table:table-cell table:style-name="Taulukko3.B1" office:value-type="date" office:date-value="2021-05-02">
            <text:p text:style-name="Table_20_Contents">02.05.21</text:p>
          </table:table-cell>
          <table:table-cell table:style-name="Taulukko3.C1" office:value-type="time" office:time-value="PT12H05M00S">
            <text:p text:style-name="Table_20_Contents">12:05:00</text:p>
          </table:table-cell>
          <table:table-cell table:style-name="Taulukko3.B1" office:value-type="date" office:date-value="2021-05-04">
            <text:p text:style-name="Table_20_Contents">04.05.21</text:p>
          </table:table-cell>
          <table:table-cell table:style-name="Taulukko3.C1" office:value-type="time" office:time-value="PT12H05M00S">
            <text:p text:style-name="Table_20_Contents">12:05:00</text:p>
          </table:table-cell>
          <table:table-cell table:style-name="Taulukko3.A1" office:value-type="float" office:value="340">
            <text:p text:style-name="Table_20_Contents">340</text:p>
          </table:table-cell>
          <table:table-cell table:style-name="Taulukko3.A1" office:value-type="float" office:value="569">
            <text:p text:style-name="Table_20_Contents">569</text:p>
          </table:table-cell>
          <table:table-cell table:style-name="Taulukko3.A1" office:value-type="float" office:value="123">
            <text:p text:style-name="Table_20_Contents">123</text:p>
          </table:table-cell>
          <table:table-cell table:style-name="Taulukko3.I1" office:value-type="string">
            <text:p text:style-name="Table_20_Contents">Gold</text:p>
          </table:table-cell>
          <table:table-cell table:style-name="Taulukko3.I1" office:value-type="string">
            <text:p text:style-name="Table_20_Contents">Ei</text:p>
          </table:table-cell>
          <table:table-cell table:style-name="Taulukko3.A1" office:value-type="float" office:value="123">
            <text:p text:style-name="Table_20_Contents">123</text:p>
          </table:table-cell>
          <table:table-cell table:style-name="Taulukko3.L1" office:value-type="string">
            <text:p text:style-name="Table_20_Contents">OLK-876</text:p>
          </table:table-cell>
        </table:table-row>
        <table:table-row>
          <table:table-cell table:style-name="Taulukko3.A2" office:value-type="float" office:value="103">
            <text:p text:style-name="Table_20_Contents">103</text:p>
          </table:table-cell>
          <table:table-cell table:style-name="Taulukko3.B2" office:value-type="date" office:date-value="2021-05-02">
            <text:p text:style-name="Table_20_Contents">02.05.21</text:p>
          </table:table-cell>
          <table:table-cell table:style-name="Taulukko3.C2" office:value-type="time" office:time-value="PT12H06M00S">
            <text:p text:style-name="Table_20_Contents">12:06:00</text:p>
          </table:table-cell>
          <table:table-cell table:style-name="Taulukko3.B2" office:value-type="date" office:date-value="2021-05-04">
            <text:p text:style-name="Table_20_Contents">04.05.21</text:p>
          </table:table-cell>
          <table:table-cell table:style-name="Taulukko3.C2" office:value-type="time" office:time-value="PT12H06M00S">
            <text:p text:style-name="Table_20_Contents">12:06:00</text:p>
          </table:table-cell>
          <table:table-cell table:style-name="Taulukko3.A2" office:value-type="float" office:value="456">
            <text:p text:style-name="Table_20_Contents">456</text:p>
          </table:table-cell>
          <table:table-cell table:style-name="Taulukko3.A2" office:value-type="float" office:value="555">
            <text:p text:style-name="Table_20_Contents">555</text:p>
          </table:table-cell>
          <table:table-cell table:style-name="Taulukko3.A2" office:value-type="float" office:value="124">
            <text:p text:style-name="Table_20_Contents">124</text:p>
          </table:table-cell>
          <table:table-cell table:style-name="Taulukko3.I2" office:value-type="string">
            <text:p text:style-name="Table_20_Contents">Gold</text:p>
          </table:table-cell>
          <table:table-cell table:style-name="Taulukko3.I2" office:value-type="string">
            <text:p text:style-name="Table_20_Contents">Ei</text:p>
          </table:table-cell>
          <table:table-cell table:style-name="Taulukko3.A2" office:value-type="float" office:value="123">
            <text:p text:style-name="Table_20_Contents">123</text:p>
          </table:table-cell>
          <table:table-cell table:style-name="Taulukko3.L2" office:value-type="string">
            <text:p text:style-name="Table_20_Contents">ERT-123</text:p>
          </table:table-cell>
        </table:table-row>
        <table:table-row>
          <table:table-cell table:style-name="Taulukko3.A2" office:value-type="float" office:value="112">
            <text:p text:style-name="Table_20_Contents">112</text:p>
          </table:table-cell>
          <table:table-cell table:style-name="Taulukko3.B2" office:value-type="date" office:date-value="2021-05-03">
            <text:p text:style-name="Table_20_Contents">03.05.21</text:p>
          </table:table-cell>
          <table:table-cell table:style-name="Taulukko3.C2" office:value-type="time" office:time-value="PT13H56M00S">
            <text:p text:style-name="Table_20_Contents">13:56:00</text:p>
          </table:table-cell>
          <table:table-cell table:style-name="Taulukko3.B2" office:value-type="date" office:date-value="2021-05-04">
            <text:p text:style-name="Table_20_Contents">04.05.21</text:p>
          </table:table-cell>
          <table:table-cell table:style-name="Taulukko3.C2" office:value-type="time" office:time-value="PT13H56M00S">
            <text:p text:style-name="Table_20_Contents">13:56:00</text:p>
          </table:table-cell>
          <table:table-cell table:style-name="Taulukko3.A2" office:value-type="float" office:value="124">
            <text:p text:style-name="Table_20_Contents">124</text:p>
          </table:table-cell>
          <table:table-cell table:style-name="Taulukko3.A2" office:value-type="float" office:value="189">
            <text:p text:style-name="Table_20_Contents">189</text:p>
          </table:table-cell>
          <table:table-cell table:style-name="Taulukko3.A2" office:value-type="float" office:value="451">
            <text:p text:style-name="Table_20_Contents">451</text:p>
          </table:table-cell>
          <table:table-cell table:style-name="Taulukko3.I2" office:value-type="string">
            <text:p text:style-name="Table_20_Contents">Premium</text:p>
          </table:table-cell>
          <table:table-cell table:style-name="Taulukko3.I2" office:value-type="string">
            <text:p text:style-name="Table_20_Contents">Kyllä</text:p>
          </table:table-cell>
          <table:table-cell table:style-name="Taulukko3.A2" office:value-type="float" office:value="412">
            <text:p text:style-name="Table_20_Contents">412</text:p>
          </table:table-cell>
          <table:table-cell table:style-name="Taulukko3.L2" office:value-type="string">
            <text:p text:style-name="Table_20_Contents">NPK-543</text:p>
          </table:table-cell>
        </table:table-row>
      </table:table>
      <text:p text:style-name="P7"/>
      <text:p text:style-name="P8"/>
      <text:p text:style-name="P5"><text:s/></text:p>
      <text:p text:style-name="P16"/>
      <text:p text:style-name="P1"><text:span text:style-name="T3">C. <text:tab/>SQL</text:span><text:span text:style-name="T2"> </text:span></text:p>
      <text:p text:style-name="Standard"/>
      <text:list xml:id="list5085376729951158681" text:style-name="WWNum7">
        <text:list-item>
          <text:p text:style-name="P23"><text:span text:style-name="T1">Tehdään luontilauseet B-kohdan relaatiokaavoja vastaavista tauluista ja ajetaan ne myös tietokantaan</text:span>. Kopioi sql-lauseet tähän.</text:p>
        </text:list-item>
      </text:list>
      <text:p text:style-name="Standard"/>
      <text:p text:style-name="Standard">create table asiakas</text:p>
      <text:p text:style-name="Standard">(asNro integer,</text:p>
      <text:p text:style-name="Standard"><text:s/>asNimi char(10),</text:p>
      <text:p text:style-name="Standard"><text:s/>asKatuosoite char(35),</text:p>
      <text:p text:style-name="Standard"><text:s/>asKaupunki char(20),</text:p>
      <text:p text:style-name="Standard"><text:s/>asValtio char(20),</text:p>
      <text:p text:style-name="Standard"><text:s/>asPostinro integer, </text:p>
      <text:p text:style-name="Standard"><text:s/>asPuhnro integer,</text:p>
      <text:p text:style-name="Standard"><text:s/>asFax integer,</text:p>
      <text:p text:style-name="Standard"><text:s/>asWebos char(30),</text:p>
      <text:p text:style-name="Standard"><text:s/>yhteysHlo char(10),</text:p>
      <text:p text:style-name="Standard"><text:s/>yhteysHloPuh integer,</text:p>
      <text:p text:style-name="Standard"><text:s/>yhteysHloFax integer, </text:p>
      <text:p text:style-name="Standard"><text:s/>yhteysHloOsoite char(30),</text:p>
      <text:p text:style-name="Standard"><text:s/>primary key (asNro))</text:p>
      <text:p text:style-name="Standard"/>
      <text:p text:style-name="Standard"/>
      <text:p text:style-name="Standard"/>
      <text:p text:style-name="Standard">create table kulkuneuvo(</text:p>
      <text:p text:style-name="Standard"><text:s text:c="4"/>rekisterinro char(10),</text:p>
      <text:p text:style-name="Standard"><text:s text:c="4"/>vuosi integer,</text:p>
      <text:p text:style-name="Standard"><text:s text:c="4"/>malli char(10),</text:p>
      <text:p text:style-name="Standard"><text:s text:c="4"/>vari char(10),</text:p>
      <text:p text:style-name="Standard"><text:s text:c="4"/>eiOvia char(5),</text:p>
      <text:p text:style-name="Standard"><text:s text:c="4"/>kapasiteetti integer,</text:p>
      <text:p text:style-name="Standard"><text:s text:c="4"/>vuokrausaste integer,</text:p>
      <text:p text:style-name="Standard"><text:s text:c="4"/>liikkeenNro integer,</text:p>
      <text:p text:style-name="Standard"><text:s text:c="4"/>primary key (rekisterinro))</text:p>
      <text:p text:style-name="Standard"/>
      <text:p text:style-name="Standard"/>
      <text:p text:style-name="P15"/>
      <text:p text:style-name="Standard">create table vuokraus(</text:p>
      <text:p text:style-name="Standard"><text:s text:c="4"/>vuokrausNro integer,</text:p>
      <text:p text:style-name="Standard"><text:s text:c="4"/>alkuPva date, </text:p>
      <text:p text:style-name="Standard"><text:s text:c="4"/>alkuAika time, </text:p>
      <text:p text:style-name="Standard"><text:s text:c="4"/>palautusPva date, </text:p>
      <text:p text:style-name="Standard"><text:s text:c="4"/>palautusAika time, </text:p>
      <text:p text:style-name="Standard"><text:s text:c="4"/>mailitEnnen integer, </text:p>
      <text:p text:style-name="Standard"><text:s text:c="4"/>mailitJalkeen integer, </text:p>
      <text:p text:style-name="Standard"><text:s text:c="4"/>lupaNro integer, </text:p>
      <text:p text:style-name="Standard"><text:s text:c="4"/>vakuutustyyppi char(10), </text:p>
      <text:p text:style-name="Standard"><text:s text:c="4"/>premiumvakuutus char(5), </text:p>
      <text:p text:style-name="Standard"><text:s text:c="4"/>asNro integer, </text:p>
      <text:p text:style-name="Standard"><text:s text:c="4"/>rekisterinro char(10),</text:p>
      <text:p text:style-name="Standard"><text:s text:c="4"/>primary key (vuokrausNro),</text:p>
      <text:p text:style-name="Standard"><text:s text:c="4"/>FOREIGN KEY (asNro) REFERENCES asiakas (asNro),</text:p>
      <text:p text:style-name="Standard"><text:tab/>foreign key (rekisterinro) REFERENCES kulkuneuvo(rekisterinro))</text:p>
      <text:p text:style-name="Standard"/>
      <text:p text:style-name="P15"/>
      <text:list xml:id="list35777998" text:continue-numbering="true" text:style-name="WWNum7">
        <text:list-item>
          <text:p text:style-name="P23">Tehdään sql-lauseet, joilla <text:span text:style-name="T9">viedään B-kohdan tiedot luotuihin tauluihin. </text:span>Kopiot sql- lauseista tähän.</text:p>
        </text:list-item>
      </text:list>
      <text:p text:style-name="P14"/>
      <text:p text:style-name="P2">ASIAKAS-TAULUUN:</text:p>
      <text:p text:style-name="Standard">insert into asiakas</text:p>
      <text:p text:style-name="Standard">values(123, 'Lahti', 'Sepänkatu 2', 'Oulu', 'Suomi', 90450, 0313456432, null, 'Lahtik@gmail.com', 'Virta', 456983245, null, 'Virrankatu 2');</text:p>
      <text:p text:style-name="Standard"/>
      <text:p text:style-name="Standard">insert into asiakas</text:p>
      <text:p text:style-name="Standard">values(543, 'Liedes', 'Ravikatu 67', 'Kempele', 'Suomi', 45679, 3241234567, null, 'heppa@gmail.com', 'Karppinen', 8530698432, null, 'Leppävirrantie 45');</text:p>
      <text:p text:style-name="P4"/>
      <text:p text:style-name="Standard">insert into asiakas</text:p>
      <text:p text:style-name="Standard">values(412, 'Salo', 'Kukkaistie 4', 'Tyrnävä', 'Suomi', 70982, 0981234567, null, 'orvokki@gmail.com', 'Koivunen', 0294958672, null, 'Kivitie 567' );</text:p>
      <text:p text:style-name="Standard"/>
      <text:p text:style-name="Standard"/>
      <text:p text:style-name="Standard">KULKUNEUVO-TAULUUN:</text:p>
      <text:p text:style-name="Standard">insert into kulkuneuvo</text:p>
      <text:p text:style-name="Standard">values('ERT-123', 2020, 'Avo', 'Punainen', null, 5, 3,2);</text:p>
      <text:p text:style-name="Standard"/>
      <text:p text:style-name="Standard">insert into kulkuneuvo</text:p>
      <text:p text:style-name="Standard">values('NPK-543', 1990, 'Sedan', 'Musta', null, 5,1,3);</text:p>
      <text:p text:style-name="Standard"/>
      <text:p text:style-name="Standard">insert into kulkuneuvo</text:p>
      <text:p text:style-name="Standard">values('OLK-876', 2019, 'Coupe', 'Harmaa', null, 4,3,2);</text:p>
      <text:p text:style-name="Standard"/>
      <text:p text:style-name="Standard">insert into kulkuneuvo</text:p>
      <text:p text:style-name="Standard">values('EDS-692', 2018, 'Coupe', 'Keltainen', null, 5,3,1);</text:p>
      <text:p text:style-name="Standard"/>
      <text:p text:style-name="Standard"/>
      <text:p text:style-name="Standard">VUOKRAUS-TAULUUN:</text:p>
      <text:p text:style-name="Standard">insert into vuokraus</text:p>
      <text:p text:style-name="Standard">values(102, 02-05-2021, '12:05', 04-05-2021, '12:05', 340, 569, 123, 'Gold', 'Ei', 123, 'OLK-876');</text:p>
      <text:p text:style-name="Standard"/>
      <text:p text:style-name="Standard">insert into vuokraus</text:p>
      <text:p text:style-name="Standard">values(103, 2021-05-02, '12:06', 2021-05-02, '12:06', 456, 555, 124, 'Gold', 'Ei', 123, 'ERT-123');</text:p>
      <text:p text:style-name="Standard"/>
      <text:p text:style-name="Standard">insert into vuokraus</text:p>
      <text:p text:style-name="Standard">values(112, 2021-05-03, '13:56', 2021-05-03, '13:56', 124, 189, 451, 'Premium', 'Kyllä', 412, 'NPK-543');</text:p>
      <text:p text:style-name="P15">Lähteet:</text:p>
      <text:p text:style-name="Standard"/>
      <text:p text:style-name="Standard">Opettaja luennot, Tietokantojen perusteet(kesä 2021)-kurssi.</text:p>
      <text:p text:style-name="Standard"/>
      <text:p text:style-name="Standard">Connolly, T. &amp; Begg,C. Database Solutions. A step-by-step guide to building databases. 471, 481-48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Normaali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fi" fo:country="FI" style:font-size-asian="11pt" style:language-asian="fi" style:country-asian="FI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fi" fo:country="FI" style:font-name-asian="Arial2" style:font-size-asian="11pt" style:language-asian="fi" style:country-asian="FI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Symbol"/>
      </text:list-level-style-bullet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/>
        </style:list-level-properties>
      </text:list-level-style-number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fo:text-indent="1.905cm" fo:margin-left="1.27cm"/>
        </style:list-level-properties>
        <style:text-properties style:font-name="Symbol"/>
      </text:list-level-style-bullet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2.54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3.81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5.715cm" fo:margin-left="5.08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6.3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7.62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8.89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0.635cm" fo:margin-left="0.635cm"/>
        </style:list-level-properties>
        <style:text-properties style:font-name="Symbol"/>
      </text:list-level-style-bullet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3.175cm" fo:margin-left="3.17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6.985cm" fo:margin-left="6.98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8.255cm" fo:margin-left="8.255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9.525cm" fo:margin-left="9.525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Anne Korhonen</dc:creator>
    <meta:editing-cycles>16</meta:editing-cycles>
    <meta:creation-date>2021-02-16T09:19:00</meta:creation-date>
    <dc:date>2021-07-11T15:56:53.33</dc:date>
    <meta:editing-duration>PT12H3M52S</meta:editing-duration>
    <meta:generator>OpenOffice/4.1.7$Win32 OpenOffice.org_project/417m1$Build-9800</meta:generator>
    <meta:document-statistic meta:table-count="3" meta:image-count="0" meta:object-count="0" meta:page-count="8" meta:paragraph-count="246" meta:word-count="1056" meta:character-count="8543"/>
    <meta:user-defined meta:name="AppVersion">16.0000</meta:user-defined>
    <meta:user-defined meta:name="Company">OAM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